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7313in" style:rel-column-width="16383*"/>
    </style:style>
    <style:style style:name="Table1.B" style:family="table-column">
      <style:table-column-properties style:column-width="1.7313in" style:rel-column-width="16384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2.3083in" style:rel-column-width="21844*"/>
    </style:style>
    <style:style style:name="Table2.B" style:family="table-column">
      <style:table-column-properties style:column-width="2.3083in" style:rel-column-width="21845*"/>
    </style:style>
    <style:style style:name="Table2.C" style:family="table-column">
      <style:table-column-properties style:column-width="2.3083in" style:rel-column-width="21846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1.7313in" style:rel-column-width="16383*"/>
    </style:style>
    <style:style style:name="Table3.B" style:family="table-column">
      <style:table-column-properties style:column-width="1.7313in" style:rel-column-width="16384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D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2.3083in" style:rel-column-width="21844*"/>
    </style:style>
    <style:style style:name="Table4.B" style:family="table-column">
      <style:table-column-properties style:column-width="2.3083in" style:rel-column-width="21845*"/>
    </style:style>
    <style:style style:name="Table4.C" style:family="table-column">
      <style:table-column-properties style:column-width="2.3083in" style:rel-column-width="21846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1.7313in" style:rel-column-width="16383*"/>
    </style:style>
    <style:style style:name="Table5.B" style:family="table-column">
      <style:table-column-properties style:column-width="1.7313in" style:rel-column-width="16384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D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2.3083in" style:rel-column-width="21844*"/>
    </style:style>
    <style:style style:name="Table6.B" style:family="table-column">
      <style:table-column-properties style:column-width="2.3083in" style:rel-column-width="21845*"/>
    </style:style>
    <style:style style:name="Table6.C" style:family="table-column">
      <style:table-column-properties style:column-width="2.3083in" style:rel-column-width="21846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C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1.7313in" style:rel-column-width="16383*"/>
    </style:style>
    <style:style style:name="Table7.B" style:family="table-column">
      <style:table-column-properties style:column-width="1.7313in" style:rel-column-width="16384*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D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2.3083in" style:rel-column-width="21845*"/>
    </style:style>
    <style:style style:name="Table8.B" style:family="table-column">
      <style:table-column-properties style:column-width="2.3083in" style:rel-column-width="21844*"/>
    </style:style>
    <style:style style:name="Table8.C" style:family="table-column">
      <style:table-column-properties style:column-width="2.3083in" style:rel-column-width="21846*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C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925in" table:align="margins"/>
    </style:style>
    <style:style style:name="Table9.A" style:family="table-column">
      <style:table-column-properties style:column-width="1.7313in" style:rel-column-width="16383*"/>
    </style:style>
    <style:style style:name="Table9.B" style:family="table-column">
      <style:table-column-properties style:column-width="2.5972in" style:rel-column-width="24576*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C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6.925in" table:align="margins"/>
    </style:style>
    <style:style style:name="Table10.A" style:family="table-column">
      <style:table-column-properties style:column-width="2.3083in" style:rel-column-width="21845*"/>
    </style:style>
    <style:style style:name="Table10.B" style:family="table-column">
      <style:table-column-properties style:column-width="2.3083in" style:rel-column-width="21844*"/>
    </style:style>
    <style:style style:name="Table10.C" style:family="table-column">
      <style:table-column-properties style:column-width="2.3083in" style:rel-column-width="21846*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C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925in" table:align="margins"/>
    </style:style>
    <style:style style:name="Table11.A" style:family="table-column">
      <style:table-column-properties style:column-width="1.7313in" style:rel-column-width="16383*"/>
    </style:style>
    <style:style style:name="Table11.B" style:family="table-column">
      <style:table-column-properties style:column-width="1.7313in" style:rel-column-width="16384*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D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6.925in" table:align="margins"/>
    </style:style>
    <style:style style:name="Table12.A" style:family="table-column">
      <style:table-column-properties style:column-width="2.3083in" style:rel-column-width="21844*"/>
    </style:style>
    <style:style style:name="Table12.B" style:family="table-column">
      <style:table-column-properties style:column-width="2.3083in" style:rel-column-width="21845*"/>
    </style:style>
    <style:style style:name="Table12.C" style:family="table-column">
      <style:table-column-properties style:column-width="2.3083in" style:rel-column-width="21846*"/>
    </style:style>
    <style:style style:name="Table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.C1" style:family="table-cell">
      <style:table-cell-properties fo:padding="0.0382in" fo:border="0.05pt solid #000000"/>
    </style:style>
    <style:style style:name="Table12.A2" style:family="table-cell">
      <style:table-cell-properties fo:padding="0.0382in" fo:border-left="0.05pt solid #000000" fo:border-right="none" fo:border-top="none" fo:border-bottom="0.05pt solid #000000"/>
    </style:style>
    <style:style style:name="Table1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" style:family="table">
      <style:table-properties style:width="6.925in" table:align="margins"/>
    </style:style>
    <style:style style:name="Table13.A" style:family="table-column">
      <style:table-column-properties style:column-width="0.625in" style:rel-column-width="5914*"/>
    </style:style>
    <style:style style:name="Table13.B" style:family="table-column">
      <style:table-column-properties style:column-width="0.9375in" style:rel-column-width="8872*"/>
    </style:style>
    <style:style style:name="Table13.C" style:family="table-column">
      <style:table-column-properties style:column-width="1.0014in" style:rel-column-width="9476*"/>
    </style:style>
    <style:style style:name="Table13.D" style:family="table-column">
      <style:table-column-properties style:column-width="1.0007in" style:rel-column-width="9470*"/>
    </style:style>
    <style:style style:name="Table13.E" style:family="table-column">
      <style:table-column-properties style:column-width="1.6208in" style:rel-column-width="15338*"/>
    </style:style>
    <style:style style:name="Table13.F" style:family="table-column">
      <style:table-column-properties style:column-width="1.7396in" style:rel-column-width="16465*"/>
    </style:style>
    <style:style style:name="Table1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3.F1" style:family="table-cell">
      <style:table-cell-properties fo:padding="0.0382in" fo:border="0.05pt solid #000000"/>
    </style:style>
    <style:style style:name="Table13.A2" style:family="table-cell">
      <style:table-cell-properties fo:padding="0.0382in" fo:border-left="0.05pt solid #000000" fo:border-right="none" fo:border-top="none" fo:border-bottom="0.05pt solid #000000"/>
    </style:style>
    <style:style style:name="Table13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" style:family="table">
      <style:table-properties style:width="6.925in" table:align="margins"/>
    </style:style>
    <style:style style:name="Table14.A" style:family="table-column">
      <style:table-column-properties style:column-width="2.3083in" style:rel-column-width="21844*"/>
    </style:style>
    <style:style style:name="Table14.B" style:family="table-column">
      <style:table-column-properties style:column-width="2.3083in" style:rel-column-width="21845*"/>
    </style:style>
    <style:style style:name="Table14.C" style:family="table-column">
      <style:table-column-properties style:column-width="2.3083in" style:rel-column-width="21846*"/>
    </style:style>
    <style:style style:name="Table1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4.C1" style:family="table-cell">
      <style:table-cell-properties fo:padding="0.0382in" fo:border="0.05pt solid #000000"/>
    </style:style>
    <style:style style:name="Table14.A2" style:family="table-cell">
      <style:table-cell-properties fo:padding="0.0382in" fo:border-left="0.05pt solid #000000" fo:border-right="none" fo:border-top="none" fo:border-bottom="0.05pt solid #000000"/>
    </style:style>
    <style:style style:name="Table1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" style:family="table">
      <style:table-properties style:width="6.925in" table:align="margins"/>
    </style:style>
    <style:style style:name="Table15.A" style:family="table-column">
      <style:table-column-properties style:column-width="1.7313in" style:rel-column-width="16383*"/>
    </style:style>
    <style:style style:name="Table15.B" style:family="table-column">
      <style:table-column-properties style:column-width="1.7313in" style:rel-column-width="16384*"/>
    </style:style>
    <style:style style:name="Table1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5.D1" style:family="table-cell">
      <style:table-cell-properties fo:padding="0.0382in" fo:border="0.05pt solid #000000"/>
    </style:style>
    <style:style style:name="Table15.A2" style:family="table-cell">
      <style:table-cell-properties fo:padding="0.0382in" fo:border-left="0.05pt solid #000000" fo:border-right="none" fo:border-top="none" fo:border-bottom="0.05pt solid #000000"/>
    </style:style>
    <style:style style:name="Table15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6" style:family="table">
      <style:table-properties style:width="6.925in" table:align="margins"/>
    </style:style>
    <style:style style:name="Table16.A" style:family="table-column">
      <style:table-column-properties style:column-width="2.3083in" style:rel-column-width="21844*"/>
    </style:style>
    <style:style style:name="Table16.B" style:family="table-column">
      <style:table-column-properties style:column-width="2.3083in" style:rel-column-width="21845*"/>
    </style:style>
    <style:style style:name="Table16.C" style:family="table-column">
      <style:table-column-properties style:column-width="2.3083in" style:rel-column-width="21846*"/>
    </style:style>
    <style:style style:name="Table1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6.C1" style:family="table-cell">
      <style:table-cell-properties fo:padding="0.0382in" fo:border="0.05pt solid #000000"/>
    </style:style>
    <style:style style:name="Table16.A2" style:family="table-cell">
      <style:table-cell-properties fo:padding="0.0382in" fo:border-left="0.05pt solid #000000" fo:border-right="none" fo:border-top="none" fo:border-bottom="0.05pt solid #000000"/>
    </style:style>
    <style:style style:name="Table16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af2cf" officeooo:paragraph-rsid="00264929"/>
    </style:style>
    <style:style style:name="P2" style:family="paragraph" style:parent-style-name="Standard">
      <style:text-properties style:text-underline-style="solid" style:text-underline-width="auto" style:text-underline-color="font-color" officeooo:rsid="001af2cf" officeooo:paragraph-rsid="00264929"/>
    </style:style>
    <style:style style:name="P3" style:family="paragraph" style:parent-style-name="Standard">
      <style:text-properties style:text-underline-style="solid" style:text-underline-width="auto" style:text-underline-color="font-color" officeooo:rsid="001af2cf" officeooo:paragraph-rsid="002b2eb9"/>
    </style:style>
    <style:style style:name="P4" style:family="paragraph" style:parent-style-name="Standard">
      <style:text-properties fo:font-size="8pt" officeooo:rsid="001af2cf" officeooo:paragraph-rsid="00264929" style:font-size-asian="8pt" style:font-size-complex="8pt"/>
    </style:style>
    <style:style style:name="P5" style:family="paragraph" style:parent-style-name="Standard">
      <style:text-properties fo:font-size="8pt" officeooo:rsid="001af2cf" officeooo:paragraph-rsid="002b2eb9" style:font-size-asian="8pt" style:font-size-complex="8pt"/>
    </style:style>
    <style:style style:name="P6" style:family="paragraph" style:parent-style-name="Standard">
      <style:text-properties fo:font-size="8pt" officeooo:rsid="001b7906" officeooo:paragraph-rsid="00264929" style:font-size-asian="8pt" style:font-size-complex="8pt"/>
    </style:style>
    <style:style style:name="P7" style:family="paragraph" style:parent-style-name="Standard">
      <style:text-properties fo:font-size="10pt" style:text-underline-style="solid" style:text-underline-width="auto" style:text-underline-color="font-color" officeooo:rsid="001af2cf" officeooo:paragraph-rsid="00264929" style:font-size-asian="10pt" style:font-size-complex="10pt"/>
    </style:style>
    <style:style style:name="P8" style:family="paragraph" style:parent-style-name="Standard">
      <style:text-properties fo:font-size="10pt" style:text-underline-style="solid" style:text-underline-width="auto" style:text-underline-color="font-color" officeooo:rsid="001af2cf" officeooo:paragraph-rsid="00346571" style:font-size-asian="10pt" style:font-size-complex="10pt"/>
    </style:style>
    <style:style style:name="P9" style:family="paragraph" style:parent-style-name="Standard">
      <style:text-properties fo:font-size="10pt" officeooo:rsid="001af2cf" officeooo:paragraph-rsid="00264929" style:font-size-asian="10pt" style:font-size-complex="10pt"/>
    </style:style>
    <style:style style:name="P10" style:family="paragraph" style:parent-style-name="Standard">
      <style:text-properties fo:font-size="10pt" officeooo:rsid="001af2cf" officeooo:paragraph-rsid="002b2eb9" style:font-size-asian="10pt" style:font-size-complex="10pt"/>
    </style:style>
    <style:style style:name="P11" style:family="paragraph" style:parent-style-name="Standard">
      <style:text-properties fo:font-size="10pt" officeooo:rsid="001af2cf" officeooo:paragraph-rsid="00346571" style:font-size-asian="10pt" style:font-size-complex="10pt"/>
    </style:style>
    <style:style style:name="P12" style:family="paragraph" style:parent-style-name="Standard">
      <style:text-properties fo:font-size="10pt" officeooo:rsid="001e8093" officeooo:paragraph-rsid="00264929" style:font-size-asian="10pt" style:font-size-complex="10pt"/>
    </style:style>
    <style:style style:name="P13" style:family="paragraph" style:parent-style-name="Standard">
      <style:text-properties fo:font-size="10pt" officeooo:rsid="001e8093" officeooo:paragraph-rsid="002b2eb9" style:font-size-asian="10pt" style:font-size-complex="10pt"/>
    </style:style>
    <style:style style:name="P14" style:family="paragraph" style:parent-style-name="Standard">
      <style:text-properties fo:font-size="10pt" officeooo:rsid="001e8093" officeooo:paragraph-rsid="00346571" style:font-size-asian="10pt" style:font-size-complex="10pt"/>
    </style:style>
    <style:style style:name="P15" style:family="paragraph" style:parent-style-name="Standard">
      <style:text-properties fo:font-size="10pt" officeooo:rsid="002b2eb9" officeooo:paragraph-rsid="002b2eb9" style:font-size-asian="10pt" style:font-size-complex="10pt"/>
    </style:style>
    <style:style style:name="P16" style:family="paragraph" style:parent-style-name="Standard">
      <style:text-properties fo:font-size="10pt" style:text-underline-style="none" officeooo:rsid="001e8093" officeooo:paragraph-rsid="00264929" style:font-size-asian="10pt" style:font-size-complex="10pt"/>
    </style:style>
    <style:style style:name="P17" style:family="paragraph" style:parent-style-name="Standard">
      <style:text-properties fo:font-size="10pt" style:text-underline-style="none" officeooo:rsid="001e8093" officeooo:paragraph-rsid="00346571" style:font-size-asian="10pt" style:font-size-complex="10pt"/>
    </style:style>
    <style:style style:name="P18" style:family="paragraph" style:parent-style-name="Standard">
      <style:text-properties fo:font-size="10pt" style:text-underline-style="none" officeooo:rsid="00284911" officeooo:paragraph-rsid="00284911" style:font-size-asian="10pt" style:font-size-complex="10pt"/>
    </style:style>
    <style:style style:name="P19" style:family="paragraph" style:parent-style-name="Standard">
      <style:text-properties fo:font-size="10pt" style:text-underline-style="none" officeooo:rsid="00284911" officeooo:paragraph-rsid="00346571" style:font-size-asian="10pt" style:font-size-complex="10pt"/>
    </style:style>
    <style:style style:name="P20" style:family="paragraph" style:parent-style-name="Standard">
      <style:text-properties fo:font-size="10pt" style:text-underline-style="none" officeooo:rsid="0028eece" officeooo:paragraph-rsid="0028eece" style:font-size-asian="10pt" style:font-size-complex="10pt"/>
    </style:style>
    <style:style style:name="P21" style:family="paragraph" style:parent-style-name="Table_20_Contents">
      <style:text-properties fo:font-size="8pt" officeooo:rsid="001af2cf" officeooo:paragraph-rsid="00264929" style:font-size-asian="8pt" style:font-size-complex="8pt"/>
    </style:style>
    <style:style style:name="P22" style:family="paragraph" style:parent-style-name="Table_20_Contents">
      <style:text-properties fo:font-size="8pt" officeooo:rsid="001af2cf" officeooo:paragraph-rsid="002b2eb9" style:font-size-asian="8pt" style:font-size-complex="8pt"/>
    </style:style>
    <style:style style:name="P23" style:family="paragraph" style:parent-style-name="Table_20_Contents">
      <style:text-properties fo:font-size="8pt" officeooo:rsid="001af2cf" officeooo:paragraph-rsid="002d3077" style:font-size-asian="8pt" style:font-size-complex="8pt"/>
    </style:style>
    <style:style style:name="P24" style:family="paragraph" style:parent-style-name="Table_20_Contents">
      <style:text-properties fo:font-size="8pt" officeooo:rsid="001af2cf" officeooo:paragraph-rsid="00346571" style:font-size-asian="8pt" style:font-size-complex="8pt"/>
    </style:style>
    <style:style style:name="P25" style:family="paragraph" style:parent-style-name="Table_20_Contents">
      <style:text-properties fo:font-size="8pt" officeooo:rsid="001b7906" officeooo:paragraph-rsid="00264929" style:font-size-asian="8pt" style:font-size-complex="8pt"/>
    </style:style>
    <style:style style:name="P26" style:family="paragraph" style:parent-style-name="Table_20_Contents">
      <style:text-properties fo:font-size="8pt" officeooo:rsid="001b7906" officeooo:paragraph-rsid="002b2eb9" style:font-size-asian="8pt" style:font-size-complex="8pt"/>
    </style:style>
    <style:style style:name="P27" style:family="paragraph" style:parent-style-name="Table_20_Contents">
      <style:text-properties fo:font-size="8pt" officeooo:rsid="001b7906" officeooo:paragraph-rsid="002d3077" style:font-size-asian="8pt" style:font-size-complex="8pt"/>
    </style:style>
    <style:style style:name="P28" style:family="paragraph" style:parent-style-name="Table_20_Contents">
      <style:text-properties fo:font-size="8pt" officeooo:rsid="001d5642" officeooo:paragraph-rsid="00264929" style:font-size-asian="8pt" style:font-size-complex="8pt"/>
    </style:style>
    <style:style style:name="P29" style:family="paragraph" style:parent-style-name="Table_20_Contents">
      <style:text-properties fo:font-size="8pt" officeooo:rsid="0025b8c3" officeooo:paragraph-rsid="00264929" style:font-size-asian="8pt" style:font-size-complex="8pt"/>
    </style:style>
    <style:style style:name="P30" style:family="paragraph" style:parent-style-name="Table_20_Contents">
      <style:text-properties fo:font-size="8pt" officeooo:rsid="0025b8c3" officeooo:paragraph-rsid="00346571" style:font-size-asian="8pt" style:font-size-complex="8pt"/>
    </style:style>
    <style:style style:name="P31" style:family="paragraph" style:parent-style-name="Table_20_Contents">
      <style:text-properties fo:font-size="8pt" officeooo:rsid="002d3077" officeooo:paragraph-rsid="002d3077" style:font-size-asian="8pt" style:font-size-complex="8pt"/>
    </style:style>
    <style:style style:name="P32" style:family="paragraph" style:parent-style-name="Table_20_Contents">
      <style:text-properties fo:font-size="10pt" officeooo:rsid="001af2cf" officeooo:paragraph-rsid="00264929" style:font-size-asian="10pt" style:font-size-complex="10pt"/>
    </style:style>
    <style:style style:name="P33" style:family="paragraph" style:parent-style-name="Table_20_Contents">
      <style:text-properties fo:font-size="10pt" officeooo:rsid="001af2cf" officeooo:paragraph-rsid="002b2eb9" style:font-size-asian="10pt" style:font-size-complex="10pt"/>
    </style:style>
    <style:style style:name="P34" style:family="paragraph" style:parent-style-name="Table_20_Contents">
      <style:text-properties fo:font-size="10pt" officeooo:rsid="001af2cf" officeooo:paragraph-rsid="002d3077" style:font-size-asian="10pt" style:font-size-complex="10pt"/>
    </style:style>
    <style:style style:name="P35" style:family="paragraph" style:parent-style-name="Table_20_Contents">
      <style:text-properties fo:font-size="10pt" officeooo:rsid="001af2cf" officeooo:paragraph-rsid="00346571" style:font-size-asian="10pt" style:font-size-complex="10pt"/>
    </style:style>
    <style:style style:name="P36" style:family="paragraph" style:parent-style-name="Table_20_Contents">
      <style:text-properties fo:font-size="10pt" officeooo:rsid="001e8093" officeooo:paragraph-rsid="00264929" style:font-size-asian="10pt" style:font-size-complex="10pt"/>
    </style:style>
    <style:style style:name="P37" style:family="paragraph" style:parent-style-name="Table_20_Contents">
      <style:text-properties fo:font-size="10pt" officeooo:rsid="001e8093" officeooo:paragraph-rsid="0028eece" style:font-size-asian="10pt" style:font-size-complex="10pt"/>
    </style:style>
    <style:style style:name="P38" style:family="paragraph" style:parent-style-name="Table_20_Contents">
      <style:text-properties fo:font-size="10pt" officeooo:rsid="001e8093" officeooo:paragraph-rsid="0029b6c3" style:font-size-asian="10pt" style:font-size-complex="10pt"/>
    </style:style>
    <style:style style:name="P39" style:family="paragraph" style:parent-style-name="Table_20_Contents">
      <style:text-properties fo:font-size="10pt" officeooo:rsid="001e8093" officeooo:paragraph-rsid="0029ed89" style:font-size-asian="10pt" style:font-size-complex="10pt"/>
    </style:style>
    <style:style style:name="P40" style:family="paragraph" style:parent-style-name="Table_20_Contents">
      <style:text-properties fo:font-size="10pt" officeooo:rsid="001e8093" officeooo:paragraph-rsid="002b2eb9" style:font-size-asian="10pt" style:font-size-complex="10pt"/>
    </style:style>
    <style:style style:name="P41" style:family="paragraph" style:parent-style-name="Table_20_Contents">
      <style:text-properties fo:font-size="10pt" officeooo:rsid="001e8093" officeooo:paragraph-rsid="002eef7a" style:font-size-asian="10pt" style:font-size-complex="10pt"/>
    </style:style>
    <style:style style:name="P42" style:family="paragraph" style:parent-style-name="Table_20_Contents">
      <style:text-properties fo:font-size="10pt" officeooo:rsid="001e8093" officeooo:paragraph-rsid="00346571" style:font-size-asian="10pt" style:font-size-complex="10pt"/>
    </style:style>
    <style:style style:name="P43" style:family="paragraph" style:parent-style-name="Table_20_Contents">
      <style:text-properties fo:font-size="10pt" officeooo:rsid="001e8093" officeooo:paragraph-rsid="0036be52" style:font-size-asian="10pt" style:font-size-complex="10pt"/>
    </style:style>
    <style:style style:name="P44" style:family="paragraph" style:parent-style-name="Table_20_Contents">
      <style:text-properties fo:font-size="10pt" officeooo:rsid="0028eece" officeooo:paragraph-rsid="0028eece" style:font-size-asian="10pt" style:font-size-complex="10pt"/>
    </style:style>
    <style:style style:name="P45" style:family="paragraph" style:parent-style-name="Table_20_Contents">
      <style:text-properties fo:font-size="10pt" officeooo:rsid="0028eece" officeooo:paragraph-rsid="002b2eb9" style:font-size-asian="10pt" style:font-size-complex="10pt"/>
    </style:style>
    <style:style style:name="P46" style:family="paragraph" style:parent-style-name="Table_20_Contents">
      <style:text-properties fo:font-size="10pt" officeooo:rsid="0028eece" officeooo:paragraph-rsid="00346571" style:font-size-asian="10pt" style:font-size-complex="10pt"/>
    </style:style>
    <style:style style:name="P47" style:family="paragraph" style:parent-style-name="Table_20_Contents">
      <style:text-properties fo:font-size="10pt" officeooo:rsid="0029b6c3" officeooo:paragraph-rsid="0029b6c3" style:font-size-asian="10pt" style:font-size-complex="10pt"/>
    </style:style>
    <style:style style:name="P48" style:family="paragraph" style:parent-style-name="Table_20_Contents">
      <style:text-properties fo:font-size="10pt" officeooo:rsid="002d3077" officeooo:paragraph-rsid="002d3077" style:font-size-asian="10pt" style:font-size-complex="10pt"/>
    </style:style>
    <style:style style:name="P49" style:family="paragraph" style:parent-style-name="Table_20_Contents">
      <style:text-properties fo:font-size="10pt" officeooo:rsid="002eef7a" officeooo:paragraph-rsid="002eef7a" style:font-size-asian="10pt" style:font-size-complex="10pt"/>
    </style:style>
    <style:style style:name="P50" style:family="paragraph" style:parent-style-name="Standard">
      <style:text-properties style:text-underline-style="solid" style:text-underline-width="auto" style:text-underline-color="font-color" officeooo:rsid="001af2cf" officeooo:paragraph-rsid="00264929"/>
    </style:style>
    <style:style style:name="P51" style:family="paragraph" style:parent-style-name="Standard">
      <style:text-properties fo:font-size="10pt" style:text-underline-style="solid" style:text-underline-width="auto" style:text-underline-color="font-color" officeooo:rsid="001af2cf" officeooo:paragraph-rsid="00264929" style:font-size-asian="10pt" style:font-size-complex="10pt"/>
    </style:style>
    <style:style style:name="P52" style:family="paragraph" style:parent-style-name="Table_20_Contents">
      <style:text-properties fo:font-size="10pt" officeooo:rsid="001e8093" officeooo:paragraph-rsid="00383cec" style:font-size-asian="10pt" style:font-size-complex="10pt"/>
    </style:style>
    <style:style style:name="T1" style:family="text">
      <style:text-properties officeooo:rsid="001af2cf"/>
    </style:style>
    <style:style style:name="T2" style:family="text">
      <style:text-properties officeooo:rsid="001b7906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0pt" officeooo:rsid="001d5642" style:font-size-asian="10pt" style:font-size-complex="10pt"/>
    </style:style>
    <style:style style:name="T5" style:family="text">
      <style:text-properties fo:font-size="10pt" officeooo:rsid="002b2eb9" style:font-size-asian="10pt" style:font-size-complex="10pt"/>
    </style:style>
    <style:style style:name="T6" style:family="text">
      <style:text-properties fo:font-size="10pt" style:text-underline-style="solid" style:text-underline-width="auto" style:text-underline-color="font-color" style:font-size-asian="10pt" style:font-size-complex="10pt"/>
    </style:style>
    <style:style style:name="T7" style:family="text">
      <style:text-properties fo:font-size="10pt" style:text-underline-style="solid" style:text-underline-width="auto" style:text-underline-color="font-color" officeooo:rsid="001b7906" style:font-size-asian="10pt" style:font-size-complex="10pt"/>
    </style:style>
    <style:style style:name="T8" style:family="text">
      <style:text-properties officeooo:rsid="001d5642"/>
    </style:style>
    <style:style style:name="T9" style:family="text">
      <style:text-properties officeooo:rsid="001e8093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officeooo:rsid="0023a15b"/>
    </style:style>
    <style:style style:name="T12" style:family="text">
      <style:text-properties officeooo:rsid="00284911"/>
    </style:style>
    <style:style style:name="T13" style:family="text">
      <style:text-properties officeooo:rsid="0028eece"/>
    </style:style>
    <style:style style:name="T14" style:family="text">
      <style:text-properties officeooo:rsid="0029b6c3"/>
    </style:style>
    <style:style style:name="T15" style:family="text">
      <style:text-properties officeooo:rsid="002d3077"/>
    </style:style>
    <style:style style:name="T16" style:family="text">
      <style:text-properties officeooo:rsid="002eef7a"/>
    </style:style>
    <style:style style:name="T17" style:family="text">
      <style:text-properties officeooo:rsid="00346571"/>
    </style:style>
    <style:style style:name="T18" style:family="text">
      <style:text-properties officeooo:rsid="0025b8c3"/>
    </style:style>
    <style:style style:name="T19" style:family="text">
      <style:text-properties officeooo:rsid="0035bbc0"/>
    </style:style>
    <style:style style:name="T20" style:family="text">
      <style:text-properties officeooo:rsid="0036be52"/>
    </style:style>
    <style:style style:name="T21" style:family="text">
      <style:text-properties officeooo:rsid="00383ce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At this moment Cotonet gives us the complete graph of developers that contribute for a chunk <text:span text:style-name="T20">conflict</text:span>. </text:p>
      <text:p text:style-name="P18"/>
      <text:p text:style-name="P20">Only to Scenario2, we don't get the expected result, <text:span text:style-name="T20">but the problem is on this scenario. We built Scenario8 equals Scenario2 <text:s/>and Scenario8 works.</text:span></text:p>
      <text:p text:style-name="P7"/>
      <text:p text:style-name="P7">Scenario 1</text:p>
      <text:p text:style-name="P9"/>
      <table:table table:name="Table1" table:style-name="Table1">
        <table:table-column table:style-name="Table1.A"/>
        <table:table-column table:style-name="Table1.B" table:number-columns-repeated="3"/>
        <table:table-row>
          <table:table-cell table:style-name="Table1.A1" office:value-type="string">
            <text:p text:style-name="P32"><text:span text:style-name="T12">Base</text:span> file</text:p>
          </table:table-cell>
          <table:table-cell table:style-name="Table1.A1" office:value-type="string">
            <text:p text:style-name="P32">Branch Master</text:p>
          </table:table-cell>
          <table:table-cell table:style-name="Table1.A1" office:value-type="string">
            <text:p text:style-name="P32">Branch Feat1</text:p>
          </table:table-cell>
          <table:table-cell table:style-name="Table1.D1" office:value-type="string">
            <text:p text:style-name="P32">Result conflicts</text:p>
          </table:table-cell>
        </table:table-row>
        <table:table-row>
          <table:table-cell table:style-name="Table1.A2" office:value-type="string">
            <text:p text:style-name="P21">1</text:p>
            <text:p text:style-name="P21">2</text:p>
            <text:p text:style-name="P21">3</text:p>
            <text:p text:style-name="P21">4</text:p>
            <text:p text:style-name="P21">5</text:p>
          </table:table-cell>
          <table:table-cell table:style-name="Table1.A2" office:value-type="string">
            <text:p text:style-name="P21">1</text:p>
            <text:p text:style-name="P21">2-DEV-a-BRANCH-master</text:p>
            <text:p text:style-name="P21">3-DEV-a-BRANCH-master</text:p>
            <text:p text:style-name="P21">4-DEV-a-BRANCH-master</text:p>
            <text:p text:style-name="P21">5</text:p>
          </table:table-cell>
          <table:table-cell table:style-name="Table1.A2" office:value-type="string">
            <text:p text:style-name="P21">1</text:p>
            <text:p text:style-name="P21">2-DEV-b-BRANCH-feat1</text:p>
            <text:p text:style-name="P21">3-DEV-b-BRANCH-feat1</text:p>
            <text:p text:style-name="P21">4-DEV-b-BRANCH-feat1</text:p>
            <text:p text:style-name="P21">5</text:p>
          </table:table-cell>
          <table:table-cell table:style-name="Table1.D2" office:value-type="string">
            <text:p text:style-name="P29">1</text:p>
            <text:p text:style-name="P29">&lt;&lt;&lt;&lt;&lt;&lt;&lt; HEAD</text:p>
            <text:p text:style-name="P29">2-DEV-a-BRANCH-master</text:p>
            <text:p text:style-name="P29">3-DEV-a-BRANCH-master</text:p>
            <text:p text:style-name="P29">4-DEV-a-BRANCH-master</text:p>
            <text:p text:style-name="P29">=======</text:p>
            <text:p text:style-name="P29">2-DEV-b-BRANCH-feat1</text:p>
            <text:p text:style-name="P29">3-DEV-b-BRANCH-feat1</text:p>
            <text:p text:style-name="P29">4-DEV-b-BRANCH-feat1</text:p>
            <text:p text:style-name="P29">&gt;&gt;&gt;&gt;&gt;&gt;&gt; 89900ce</text:p>
            <text:p text:style-name="P29">5</text:p>
          </table:table-cell>
        </table:table-row>
      </table:table>
      <text:p text:style-name="P9"/>
      <text:p text:style-name="P12">Network <text:span text:style-name="T12">(Chunk 3-10)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44">Contribute to the conflict</text:p>
          </table:table-cell>
          <table:table-cell table:style-name="Table2.A1" office:value-type="string">
            <text:p text:style-name="P44">Contribute to Chunk</text:p>
          </table:table-cell>
          <table:table-cell table:style-name="Table2.C1" office:value-type="string">
            <text:p text:style-name="P36">Generated <text:span text:style-name="T11">(by Cotonet)</text:span></text:p>
          </table:table-cell>
        </table:table-row>
        <table:table-row>
          <table:table-cell table:style-name="Table2.A2" office:value-type="string">
            <text:p text:style-name="P37">(devA, devB)</text:p>
          </table:table-cell>
          <table:table-cell table:style-name="Table2.A2" office:value-type="string">
            <text:p text:style-name="P36">(devA, devB)</text:p>
          </table:table-cell>
          <table:table-cell table:style-name="Table2.C2" office:value-type="string">
            <text:p text:style-name="P36">(devA, devB)</text:p>
          </table:table-cell>
        </table:table-row>
      </table:table>
      <text:p text:style-name="P9"/>
      <text:p text:style-name="P7">Scenario 2 <text:span text:style-name="T19">(PROBLEMS IN THIS SCENARIO)</text:span></text:p>
      <text:p text:style-name="P9"/>
      <table:table table:name="Table3" table:style-name="Table3">
        <table:table-column table:style-name="Table3.A"/>
        <table:table-column table:style-name="Table3.B" table:number-columns-repeated="3"/>
        <table:table-row>
          <table:table-cell table:style-name="Table3.A1" office:value-type="string">
            <text:p text:style-name="P32"><text:span text:style-name="T12">Base</text:span> file</text:p>
          </table:table-cell>
          <table:table-cell table:style-name="Table3.A1" office:value-type="string">
            <text:p text:style-name="P32">Branch Master</text:p>
          </table:table-cell>
          <table:table-cell table:style-name="Table3.A1" office:value-type="string">
            <text:p text:style-name="P32">Branch Feat1</text:p>
          </table:table-cell>
          <table:table-cell table:style-name="Table3.D1" office:value-type="string">
            <text:p text:style-name="P32">Result conflicts</text:p>
          </table:table-cell>
        </table:table-row>
        <table:table-row>
          <table:table-cell table:style-name="Table3.A2" office:value-type="string">
            <text:p text:style-name="P21">1</text:p>
            <text:p text:style-name="P21">2</text:p>
            <text:p text:style-name="P21">3</text:p>
            <text:p text:style-name="P21">4</text:p>
            <text:p text:style-name="P21">5</text:p>
          </table:table-cell>
          <table:table-cell table:style-name="Table3.A2" office:value-type="string">
            <text:p text:style-name="P21">1</text:p>
            <text:p text:style-name="P21">2-DEV-a-BRANCH-master</text:p>
            <text:p text:style-name="P21">3</text:p>
            <text:p text:style-name="P21">4</text:p>
            <text:p text:style-name="P21">5</text:p>
          </table:table-cell>
          <table:table-cell table:style-name="Table3.A2" office:value-type="string">
            <text:p text:style-name="P21">1</text:p>
            <text:p text:style-name="P21">2-DEV-b-BRANCH-feat1</text:p>
            <text:p text:style-name="P21">3-DEV-b-BRANCH-feat1</text:p>
            <text:p text:style-name="P21">4</text:p>
            <text:p text:style-name="P21">5</text:p>
          </table:table-cell>
          <table:table-cell table:style-name="Table3.D2" office:value-type="string">
            <text:p text:style-name="P29">1</text:p>
            <text:p text:style-name="P29">&lt;&lt;&lt;&lt;&lt;&lt;&lt; HEAD</text:p>
            <text:p text:style-name="P29">2-DEV-a-BRANCH-master</text:p>
            <text:p text:style-name="P29">3</text:p>
            <text:p text:style-name="P29">=======</text:p>
            <text:p text:style-name="P29">2-DEV-b-BRANCH-feat1</text:p>
            <text:p text:style-name="P29">3-DEV-b-BRANCH-feat1</text:p>
            <text:p text:style-name="P29">&gt;&gt;&gt;&gt;&gt;&gt;&gt; 5916d44</text:p>
            <text:p text:style-name="P29">4</text:p>
            <text:p text:style-name="P29">5</text:p>
          </table:table-cell>
        </table:table-row>
      </table:table>
      <text:p text:style-name="P9"/>
      <text:p text:style-name="P12">Network <text:span text:style-name="T12">(Chunk 3-8)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44">Contribute to the conflict </text:p>
          </table:table-cell>
          <table:table-cell table:style-name="Table4.A1" office:value-type="string">
            <text:p text:style-name="P44">Contribute to Chunk</text:p>
          </table:table-cell>
          <table:table-cell table:style-name="Table4.C1" office:value-type="string">
            <text:p text:style-name="P36">Generated <text:span text:style-name="T11">(by Cotonet)</text:span></text:p>
          </table:table-cell>
        </table:table-row>
        <table:table-row>
          <table:table-cell table:style-name="Table4.A2" office:value-type="string">
            <text:p text:style-name="P36">(devA, devB); <text:span text:style-name="T21">(devB, devC)</text:span></text:p>
          </table:table-cell>
          <table:table-cell table:style-name="Table4.A2" office:value-type="string">
            <text:p text:style-name="P52">(devA, devB); <text:span text:style-name="T21">(devB, devC); (devA, devC)</text:span></text:p>
          </table:table-cell>
          <table:table-cell table:style-name="Table4.C2" office:value-type="string">
            <text:p text:style-name="P36">(devA, devB); (devC, devB)</text:p>
          </table:table-cell>
        </table:table-row>
      </table:table>
      <text:p text:style-name="P9"/>
      <text:p text:style-name="P16">OBS: DevC created the “<text:span text:style-name="T12">Base</text:span> file”</text:p>
      <text:p text:style-name="P16"/>
      <text:p text:style-name="P18">OBS2: We don't want DevC because he commits only in the base file. 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>Scenario 3</text:p>
      <text:p text:style-name="P9"/>
      <table:table table:name="Table5" table:style-name="Table5">
        <table:table-column table:style-name="Table5.A"/>
        <table:table-column table:style-name="Table5.B" table:number-columns-repeated="3"/>
        <table:table-row>
          <table:table-cell table:style-name="Table5.A1" office:value-type="string">
            <text:p text:style-name="P32"><text:span text:style-name="T12">Base</text:span> file</text:p>
          </table:table-cell>
          <table:table-cell table:style-name="Table5.A1" office:value-type="string">
            <text:p text:style-name="P32">Branch Master</text:p>
          </table:table-cell>
          <table:table-cell table:style-name="Table5.A1" office:value-type="string">
            <text:p text:style-name="P32">Branch Feat1</text:p>
          </table:table-cell>
          <table:table-cell table:style-name="Table5.D1" office:value-type="string">
            <text:p text:style-name="P32">Result <text:span text:style-name="T15">c</text:span>onflicts</text:p>
          </table:table-cell>
        </table:table-row>
        <table:table-row>
          <table:table-cell table:style-name="Table5.A2" office:value-type="string">
            <text:p text:style-name="P21">1</text:p>
            <text:p text:style-name="P21">2</text:p>
            <text:p text:style-name="P21">3</text:p>
            <text:p text:style-name="P21">4</text:p>
            <text:p text:style-name="P21">5</text:p>
          </table:table-cell>
          <table:table-cell table:style-name="Table5.A2" office:value-type="string">
            <text:p text:style-name="P21">1-DEV-d-BRANCH-master</text:p>
            <text:p text:style-name="P21">2</text:p>
            <text:p text:style-name="P21">3</text:p>
            <text:p text:style-name="P21">4-DEV-d-BRANCH-master</text:p>
            <text:p text:style-name="P21">5</text:p>
          </table:table-cell>
          <table:table-cell table:style-name="Table5.A2" office:value-type="string">
            <text:p text:style-name="P21">1</text:p>
            <text:p text:style-name="P21">2</text:p>
            <text:p text:style-name="P21">3-DEV-<text:span text:style-name="T2">c</text:span>-BRANCH-feat1</text:p>
            <text:p text:style-name="P21">4</text:p>
            <text:p text:style-name="P21">5</text:p>
          </table:table-cell>
          <table:table-cell table:style-name="Table5.D2" office:value-type="string">
            <text:p text:style-name="P29">1-DEV-d-BRANCH-master</text:p>
            <text:p text:style-name="P29">2</text:p>
            <text:p text:style-name="P29">&lt;&lt;&lt;&lt;&lt;&lt;&lt; HEAD</text:p>
            <text:p text:style-name="P29">3</text:p>
            <text:p text:style-name="P29">4-DEV-d-BRANCH-master</text:p>
            <text:p text:style-name="P29">=======</text:p>
            <text:p text:style-name="P29">3-DEV-c-BRANCH-feat1</text:p>
            <text:p text:style-name="P29">4</text:p>
            <text:p text:style-name="P29">&gt;&gt;&gt;&gt;&gt;&gt;&gt; 3229177</text:p>
            <text:p text:style-name="P29">5</text:p>
          </table:table-cell>
        </table:table-row>
      </table:table>
      <text:p text:style-name="P9"/>
      <text:p text:style-name="P12">Network <text:span text:style-name="T13">(Chunk 4-9)</text:span></text:p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44">Contribute to the conflict </text:p>
          </table:table-cell>
          <table:table-cell table:style-name="Table6.A1" office:value-type="string">
            <text:p text:style-name="P44">Contribute to Chunk</text:p>
          </table:table-cell>
          <table:table-cell table:style-name="Table6.C1" office:value-type="string">
            <text:p text:style-name="P36">Generated <text:span text:style-name="T11">(by Cotonet)</text:span></text:p>
          </table:table-cell>
        </table:table-row>
        <table:table-row>
          <table:table-cell table:style-name="Table6.A2" office:value-type="string">
            <text:p text:style-name="P36">(devC, devD)</text:p>
          </table:table-cell>
          <table:table-cell table:style-name="Table6.A2" office:value-type="string">
            <text:p text:style-name="P37">(devC, devD)</text:p>
          </table:table-cell>
          <table:table-cell table:style-name="Table6.C2" office:value-type="string">
            <text:p text:style-name="P36">(devC, devD)</text:p>
          </table:table-cell>
        </table:table-row>
      </table:table>
      <text:p text:style-name="P9"/>
      <text:p text:style-name="P7">Scenario 4</text:p>
      <text:p text:style-name="P9"/>
      <table:table table:name="Table7" table:style-name="Table7">
        <table:table-column table:style-name="Table7.A"/>
        <table:table-column table:style-name="Table7.B" table:number-columns-repeated="3"/>
        <table:table-row>
          <table:table-cell table:style-name="Table7.A1" office:value-type="string">
            <text:p text:style-name="P32"><text:span text:style-name="T12">Base</text:span> file</text:p>
          </table:table-cell>
          <table:table-cell table:style-name="Table7.A1" office:value-type="string">
            <text:p text:style-name="P32">Branch Master</text:p>
          </table:table-cell>
          <table:table-cell table:style-name="Table7.A1" office:value-type="string">
            <text:p text:style-name="P32">Branch Feat<text:span text:style-name="T8">2</text:span></text:p>
          </table:table-cell>
          <table:table-cell table:style-name="Table7.D1" office:value-type="string">
            <text:p text:style-name="P32">Result conflicts</text:p>
          </table:table-cell>
        </table:table-row>
        <table:table-row>
          <table:table-cell table:style-name="Table7.A2" office:value-type="string">
            <text:p text:style-name="P21">1</text:p>
            <text:p text:style-name="P21">2-DEV-<text:span text:style-name="T2">e</text:span>-BRANCH-master</text:p>
            <text:p text:style-name="P21">3</text:p>
            <text:p text:style-name="P21">4</text:p>
            <text:p text:style-name="P21">5</text:p>
            <text:p text:style-name="P25">6</text:p>
            <text:p text:style-name="P25">7</text:p>
            <text:p text:style-name="P25">8</text:p>
            <text:p text:style-name="P25">9</text:p>
            <text:p text:style-name="P25">10<text:span text:style-name="T1">-DEV-</text:span>e<text:span text:style-name="T1">-BRANCH-master</text:span></text:p>
          </table:table-cell>
          <table:table-cell table:style-name="Table7.A2" office:value-type="string">
            <text:p text:style-name="P21">1</text:p>
            <text:p text:style-name="P21">2-DEV-<text:span text:style-name="T2">e</text:span>-BRANCH-master</text:p>
            <text:p text:style-name="P21">3</text:p>
            <text:p text:style-name="P21">4</text:p>
            <text:p text:style-name="P21">5</text:p>
            <text:p text:style-name="P25">6</text:p>
            <text:p text:style-name="P28">7</text:p>
            <text:p text:style-name="P25">8<text:span text:style-name="T1">-DEV-g-BRANCH-master</text:span></text:p>
            <text:p text:style-name="P25">9<text:span text:style-name="T1">-DEV-g-BRANCH-master</text:span></text:p>
            <text:p text:style-name="P25">10<text:span text:style-name="T1">-DEV-</text:span>e<text:span text:style-name="T1">-BRANCH-master</text:span></text:p>
          </table:table-cell>
          <table:table-cell table:style-name="Table7.A2" office:value-type="string">
            <text:p text:style-name="P21">1</text:p>
            <text:p text:style-name="P21">2</text:p>
            <text:p text:style-name="P21">3</text:p>
            <text:p text:style-name="P21">4</text:p>
            <text:p text:style-name="P21">5</text:p>
            <text:p text:style-name="P6"><text:span text:style-name="T8">6-DEV-</text:span>f<text:span text:style-name="T1">-BRANCH-feat2</text:span></text:p>
            <text:p text:style-name="P25">7<text:span text:style-name="T1">-DEV-</text:span>f<text:span text:style-name="T1">-BRANCH-feat2</text:span></text:p>
            <text:p text:style-name="P28">8</text:p>
            <text:p text:style-name="P28">9</text:p>
            <text:p text:style-name="P25">10</text:p>
          </table:table-cell>
          <table:table-cell table:style-name="Table7.D2" office:value-type="string">
            <text:p text:style-name="P21">1</text:p>
            <text:p text:style-name="P21">2-DEV-e-BRANCH-master</text:p>
            <text:p text:style-name="P21">3</text:p>
            <text:p text:style-name="P21">4</text:p>
            <text:p text:style-name="P21">5</text:p>
            <text:p text:style-name="P21">&lt;&lt;&lt;&lt;&lt;&lt;&lt; HEAD</text:p>
            <text:p text:style-name="P21">6</text:p>
            <text:p text:style-name="P21">7</text:p>
            <text:p text:style-name="P21">8-DEV-g-BRANCH-master</text:p>
            <text:p text:style-name="P21">9-DEV-g-BRANCH-master</text:p>
            <text:p text:style-name="P21">=======</text:p>
            <text:p text:style-name="P21">6-DEV-f-BRANCH-feat2</text:p>
            <text:p text:style-name="P21">7-DEV-f-BRANCH-feat2</text:p>
            <text:p text:style-name="P21">8</text:p>
            <text:p text:style-name="P21">9</text:p>
            <text:p text:style-name="P21">&gt;&gt;&gt;&gt;&gt;&gt;&gt; 2a4cd11</text:p>
            <text:p text:style-name="P21">10-DEV-e-BRANCH-master</text:p>
          </table:table-cell>
        </table:table-row>
      </table:table>
      <text:p text:style-name="P12"/>
      <text:p text:style-name="P12">Network <text:span text:style-name="T13">(Chunk 7-16)</text:span></text:p>
      <table:table table:name="Table8" table:style-name="Table8">
        <table:table-column table:style-name="Table8.A"/>
        <table:table-column table:style-name="Table8.B"/>
        <table:table-column table:style-name="Table8.C"/>
        <table:table-row>
          <table:table-cell table:style-name="Table8.A1" office:value-type="string">
            <text:p text:style-name="P44">Contribute to the conflict </text:p>
          </table:table-cell>
          <table:table-cell table:style-name="Table8.A1" office:value-type="string">
            <text:p text:style-name="P44">Contribute to Chunk</text:p>
          </table:table-cell>
          <table:table-cell table:style-name="Table8.C1" office:value-type="string">
            <text:p text:style-name="P36">Generated <text:span text:style-name="T11">(by Cotonet)</text:span></text:p>
          </table:table-cell>
        </table:table-row>
        <table:table-row>
          <table:table-cell table:style-name="Table8.A2" office:value-type="string">
            <text:p text:style-name="P36">(devF, devG)</text:p>
          </table:table-cell>
          <table:table-cell table:style-name="Table8.A2" office:value-type="string">
            <text:p text:style-name="P38">(devG, devF)</text:p>
          </table:table-cell>
          <table:table-cell table:style-name="Table8.C2" office:value-type="string">
            <text:p text:style-name="P36">(dev<text:span text:style-name="T19">F</text:span>, dev<text:span text:style-name="T19">G</text:span>)</text:p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1"><text:span text:style-name="T10">S</text:span><text:span text:style-name="T6">cenario </text:span><text:span text:style-name="T7">5</text:span></text:p>
      <text:p text:style-name="P9"/>
      <table:table table:name="Table9" table:style-name="Table9">
        <table:table-column table:style-name="Table9.A"/>
        <table:table-column table:style-name="Table9.B" table:number-columns-repeated="2"/>
        <table:table-row>
          <table:table-cell table:style-name="Table9.A1" office:value-type="string">
            <text:p text:style-name="P32"><text:span text:style-name="T12">Base</text:span> file</text:p>
          </table:table-cell>
          <table:table-cell table:style-name="Table9.A1" office:value-type="string">
            <text:p text:style-name="P32">Branch Master</text:p>
          </table:table-cell>
          <table:table-cell table:style-name="Table9.C1" office:value-type="string">
            <text:p text:style-name="P32">Result conflicts</text:p>
          </table:table-cell>
        </table:table-row>
        <table:table-row>
          <table:table-cell table:style-name="Table9.A2" office:value-type="string">
            <text:p text:style-name="P21">1</text:p>
            <text:p text:style-name="P21">2-DEV-<text:span text:style-name="T2">e</text:span>-BRANCH-master</text:p>
            <text:p text:style-name="P21">3</text:p>
            <text:p text:style-name="P21">4</text:p>
            <text:p text:style-name="P21">5</text:p>
            <text:p text:style-name="P25">6</text:p>
            <text:p text:style-name="P25">7</text:p>
            <text:p text:style-name="P25">8</text:p>
            <text:p text:style-name="P25">9</text:p>
            <text:p text:style-name="P25">10</text:p>
          </table:table-cell>
          <table:table-cell table:style-name="Table9.A2" office:value-type="string">
            <text:p text:style-name="P21">1</text:p>
            <text:p text:style-name="P21">2-DEV-<text:span text:style-name="T2">e</text:span>-BRANCH-master</text:p>
            <text:p text:style-name="P21">3</text:p>
            <text:p text:style-name="P21">4</text:p>
            <text:p text:style-name="P21">5</text:p>
            <text:p text:style-name="P25">6<text:span text:style-name="T1">-DEV-</text:span>f<text:span text:style-name="T1">-BRANCH-master</text:span></text:p>
            <text:p text:style-name="P25">7<text:span text:style-name="T1">-DEV-</text:span>f<text:span text:style-name="T1">-BRANCH-master</text:span></text:p>
            <text:p text:style-name="P25">8</text:p>
            <text:p text:style-name="P25">9</text:p>
            <text:p text:style-name="P25">10</text:p>
          </table:table-cell>
          <table:table-cell table:style-name="Table9.C2" office:value-type="string">
            <text:p text:style-name="P29">1</text:p>
            <text:p text:style-name="P29">2-DEV-e-BRANCH-master</text:p>
            <text:p text:style-name="P29">3</text:p>
            <text:p text:style-name="P29">4</text:p>
            <text:p text:style-name="P29">5</text:p>
            <text:p text:style-name="P29">&lt;&lt;&lt;&lt;&lt;&lt;&lt; HEAD</text:p>
            <text:p text:style-name="P29">6</text:p>
            <text:p text:style-name="P29">7</text:p>
            <text:p text:style-name="P29">8-DEV-g-BRANCH-master</text:p>
            <text:p text:style-name="P29">9-DEV-g-BRANCH-master</text:p>
            <text:p text:style-name="P29">=======</text:p>
            <text:p text:style-name="P29">6-DEV-f-BRANCH-master</text:p>
            <text:p text:style-name="P29">7-DEV-f-BRANCH-master</text:p>
            <text:p text:style-name="P29">8</text:p>
            <text:p text:style-name="P29">9</text:p>
            <text:p text:style-name="P29">&gt;&gt;&gt;&gt;&gt;&gt;&gt; 2a4cd11</text:p>
            <text:p text:style-name="P29">10</text:p>
          </table:table-cell>
        </table:table-row>
      </table:table>
      <text:p text:style-name="P4"/>
      <text:p text:style-name="P12">Network <text:span text:style-name="T14">(null)</text:span></text:p>
      <table:table table:name="Table10" table:style-name="Table10">
        <table:table-column table:style-name="Table10.A"/>
        <table:table-column table:style-name="Table10.B"/>
        <table:table-column table:style-name="Table10.C"/>
        <table:table-row>
          <table:table-cell table:style-name="Table10.A1" office:value-type="string">
            <text:p text:style-name="P44">Contribute to the conflict </text:p>
          </table:table-cell>
          <table:table-cell table:style-name="Table10.A1" office:value-type="string">
            <text:p text:style-name="P44">Contribute to Chunk</text:p>
          </table:table-cell>
          <table:table-cell table:style-name="Table10.C1" office:value-type="string">
            <text:p text:style-name="P36">Generated <text:span text:style-name="T11">(by Cotonet)</text:span></text:p>
          </table:table-cell>
        </table:table-row>
        <table:table-row>
          <table:table-cell table:style-name="Table10.A2" office:value-type="string">
            <text:p text:style-name="P36">Empty</text:p>
          </table:table-cell>
          <table:table-cell table:style-name="Table10.A2" office:value-type="string">
            <text:p text:style-name="P38">Empty</text:p>
          </table:table-cell>
          <table:table-cell table:style-name="Table10.C2" office:value-type="string">
            <text:p text:style-name="P36">Empty</text:p>
          </table:table-cell>
        </table:table-row>
      </table:table>
      <text:p text:style-name="P7"/>
      <text:p text:style-name="P2">S<text:span text:style-name="T3">cenario </text:span><text:span text:style-name="T4">6</text:span></text:p>
      <text:p text:style-name="P9"/>
      <table:table table:name="Table11" table:style-name="Table11">
        <table:table-column table:style-name="Table11.A"/>
        <table:table-column table:style-name="Table11.B" table:number-columns-repeated="3"/>
        <table:table-row>
          <table:table-cell table:style-name="Table11.A1" office:value-type="string">
            <text:p text:style-name="P32"><text:span text:style-name="T12">Base</text:span> file</text:p>
          </table:table-cell>
          <table:table-cell table:style-name="Table11.A1" office:value-type="string">
            <text:p text:style-name="P32">Branch Master</text:p>
          </table:table-cell>
          <table:table-cell table:style-name="Table11.A1" office:value-type="string">
            <text:p text:style-name="P32">Branch Feat<text:span text:style-name="T8">3</text:span></text:p>
          </table:table-cell>
          <table:table-cell table:style-name="Table11.D1" office:value-type="string">
            <text:p text:style-name="P32">Result conflicts</text:p>
          </table:table-cell>
        </table:table-row>
        <table:table-row>
          <table:table-cell table:style-name="Table11.A2" office:value-type="string">
            <text:p text:style-name="P21">1</text:p>
            <text:p text:style-name="P21">2</text:p>
            <text:p text:style-name="P21">3</text:p>
            <text:p text:style-name="P21">4</text:p>
            <text:p text:style-name="P21">5</text:p>
            <text:p text:style-name="P25">6</text:p>
            <text:p text:style-name="P25">7</text:p>
            <text:p text:style-name="P25">8</text:p>
            <text:p text:style-name="P25">9</text:p>
            <text:p text:style-name="P25">10</text:p>
          </table:table-cell>
          <table:table-cell table:style-name="Table11.A2" office:value-type="string">
            <text:p text:style-name="P21">1</text:p>
            <text:p text:style-name="P21">2-DEV-<text:span text:style-name="T2">e</text:span>-BRANCH-master</text:p>
            <text:p text:style-name="P21">3-DEV-<text:span text:style-name="T2">e</text:span>-BRANCH-master</text:p>
            <text:p text:style-name="P21">4</text:p>
            <text:p text:style-name="P21">5</text:p>
            <text:p text:style-name="P25">6</text:p>
            <text:p text:style-name="P25">7</text:p>
            <text:p text:style-name="P25">8</text:p>
            <text:p text:style-name="P25">9<text:span text:style-name="T1">-DEV-a-BRANCH-master</text:span></text:p>
            <text:p text:style-name="P25">10<text:span text:style-name="T1">-DEV-b-BRANCH-master</text:span></text:p>
          </table:table-cell>
          <table:table-cell table:style-name="Table11.A2" office:value-type="string">
            <text:p text:style-name="P21">1</text:p>
            <text:p text:style-name="P21">2-DEV-<text:span text:style-name="T8">f</text:span>-BRANCH-feat3</text:p>
            <text:p text:style-name="P21">3-DEV-<text:span text:style-name="T8">g</text:span>-BRANCH-feat3</text:p>
            <text:p text:style-name="P21">4</text:p>
            <text:p text:style-name="P21">5</text:p>
            <text:p text:style-name="P25">6</text:p>
            <text:p text:style-name="P25">7</text:p>
            <text:p text:style-name="P25">8</text:p>
            <text:p text:style-name="P25">9<text:span text:style-name="T1">-DEV-c-BRANCH-feat3</text:span></text:p>
            <text:p text:style-name="P25">10<text:span text:style-name="T1">-DEV-d-BRANCH-feat3</text:span></text:p>
          </table:table-cell>
          <table:table-cell table:style-name="Table11.D2" office:value-type="string">
            <text:p text:style-name="P29">1</text:p>
            <text:p text:style-name="P29">&lt;&lt;&lt;&lt;&lt;&lt;&lt; HEAD</text:p>
            <text:p text:style-name="P29">2-DEV-e-BRANCH-master</text:p>
            <text:p text:style-name="P29">3-DEV-e-BRANCH-master</text:p>
            <text:p text:style-name="P29">=======</text:p>
            <text:p text:style-name="P29">2-DEV-f-BRANCH-feat3</text:p>
            <text:p text:style-name="P29">3-DEV-g-BRANCH-feat3</text:p>
            <text:p text:style-name="P29">&gt;&gt;&gt;&gt;&gt;&gt;&gt; cf3f8b7</text:p>
            <text:p text:style-name="P29">4</text:p>
            <text:p text:style-name="P29">5</text:p>
            <text:p text:style-name="P29">6</text:p>
            <text:p text:style-name="P29">7</text:p>
            <text:p text:style-name="P29">8</text:p>
            <text:p text:style-name="P29">&lt;&lt;&lt;&lt;&lt;&lt;&lt; HEAD</text:p>
            <text:p text:style-name="P29">9-DEV-a-BRANCH-master</text:p>
            <text:p text:style-name="P29">10DEV-b-BRANCH-master</text:p>
            <text:p text:style-name="P29"/>
            <text:p text:style-name="P29">=======</text:p>
            <text:p text:style-name="P29">9-DEV-c-BRANCH-feat3</text:p>
            <text:p text:style-name="P29">10-DEV-d-BRANCH-feat3</text:p>
            <text:p text:style-name="P29">&gt;&gt;&gt;&gt;&gt;&gt;&gt; cf3f8b7</text:p>
          </table:table-cell>
        </table:table-row>
      </table:table>
      <text:p text:style-name="P4"/>
      <text:p text:style-name="P12">Network </text:p>
      <table:table table:name="Table12" table:style-name="Table12">
        <table:table-column table:style-name="Table12.A"/>
        <table:table-column table:style-name="Table12.B"/>
        <table:table-column table:style-name="Table12.C"/>
        <table:table-row>
          <table:table-cell table:style-name="Table12.A1" office:value-type="string">
            <text:p text:style-name="P44">Contribute to the conflict </text:p>
          </table:table-cell>
          <table:table-cell table:style-name="Table12.A1" office:value-type="string">
            <text:p text:style-name="P44">Contribute to Chunk</text:p>
          </table:table-cell>
          <table:table-cell table:style-name="Table12.C1" office:value-type="string">
            <text:p text:style-name="P36">Generated <text:span text:style-name="T11">(by Cotonet)</text:span></text:p>
          </table:table-cell>
        </table:table-row>
        <table:table-row>
          <table:table-cell table:style-name="Table12.A2" office:value-type="string">
            <text:p text:style-name="P47">Chunk&lt;3-8&gt; (devE, devF); <text:span text:style-name="T9">(devE, devG)</text:span></text:p>
            <text:p text:style-name="P38"><text:span text:style-name="T14">Chunk &lt;15-21&gt;</text:span>(devA, devC); (devA, devD); (devB, devC); (devB, devD)</text:p>
          </table:table-cell>
          <table:table-cell table:style-name="Table12.A2" office:value-type="string">
            <text:p text:style-name="P47">Chunk&lt;3-8&gt; (devE, devF); <text:span text:style-name="T9">(devE, devG)</text:span>; (devF, devG)</text:p>
            <text:p text:style-name="P39"><text:span text:style-name="T14">Chunk &lt;15-21&gt;</text:span>(devA, devC); (devA, devD); (devB, devC); (devB, devD); (devA, devC); (devA, devD)</text:p>
          </table:table-cell>
          <table:table-cell table:style-name="Table12.C2" office:value-type="string">
            <text:p text:style-name="P47">Chunk&lt;3-8&gt; (devE, devF); <text:span text:style-name="T9">(devE, devG)</text:span></text:p>
            <text:p text:style-name="P43"><text:span text:style-name="T14">Chunk &lt;15-21&gt;</text:span>(devA, devC); (devA, devD); (devB, devC); (devB, devD)</text:p>
          </table:table-cell>
        </table:table-row>
      </table:table>
      <text:p text:style-name="P9"/>
      <text:p text:style-name="P12"><text:s text:c="2"/></text:p>
      <text:p text:style-name="P12"/>
      <text:p text:style-name="P12"/>
      <text:p text:style-name="P12"><text:soft-page-break/></text:p>
      <text:p text:style-name="P3">S<text:span text:style-name="T3">cenario </text:span><text:span text:style-name="T5">7</text:span></text:p>
      <text:p text:style-name="P10"/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D"/>
        <table:table-column table:style-name="Table13.E"/>
        <table:table-column table:style-name="Table13.F"/>
        <table:table-row>
          <table:table-cell table:style-name="Table13.A1" office:value-type="string">
            <text:p text:style-name="P33"><text:span text:style-name="T12">Base</text:span> file</text:p>
          </table:table-cell>
          <table:table-cell table:style-name="Table13.A1" office:value-type="string">
            <text:p text:style-name="P33">Branch Master</text:p>
          </table:table-cell>
          <table:table-cell table:style-name="Table13.A1" office:value-type="string">
            <text:p text:style-name="P33">Branch <text:span text:style-name="T15">featScenario7-A</text:span></text:p>
          </table:table-cell>
          <table:table-cell table:style-name="Table13.A1" office:value-type="string">
            <text:p text:style-name="P34">Branch <text:span text:style-name="T15">featScenario7-B</text:span></text:p>
          </table:table-cell>
          <table:table-cell table:style-name="Table13.A1" office:value-type="string">
            <text:p text:style-name="P34">Result conflicts </text:p>
            <text:p text:style-name="P48">Merge A-B</text:p>
          </table:table-cell>
          <table:table-cell table:style-name="Table13.F1" office:value-type="string">
            <text:p text:style-name="P34">Result conflicts </text:p>
            <text:p text:style-name="P48">Merge- master-A</text:p>
          </table:table-cell>
        </table:table-row>
        <table:table-row>
          <table:table-cell table:style-name="Table13.A2" office:value-type="string">
            <text:p text:style-name="P22">1</text:p>
            <text:p text:style-name="P22">2</text:p>
            <text:p text:style-name="P22">3</text:p>
            <text:p text:style-name="P22">4</text:p>
            <text:p text:style-name="P22">5</text:p>
            <text:p text:style-name="P26">6</text:p>
            <text:p text:style-name="P26">7</text:p>
            <text:p text:style-name="P26">8</text:p>
            <text:p text:style-name="P26">9</text:p>
            <text:p text:style-name="P26">10</text:p>
          </table:table-cell>
          <table:table-cell table:style-name="Table13.A2" office:value-type="string">
            <text:p text:style-name="P22">1</text:p>
            <text:p text:style-name="P23">2-DEV-<text:span text:style-name="T15">I</text:span>-master</text:p>
            <text:p text:style-name="P22">3</text:p>
            <text:p text:style-name="P22">4</text:p>
            <text:p text:style-name="P23">5-DEV-<text:span text:style-name="T15">J</text:span>-master</text:p>
            <text:p text:style-name="P26">6</text:p>
            <text:p text:style-name="P26">7</text:p>
            <text:p text:style-name="P27">8-<text:span text:style-name="T1">DEV-K-master</text:span></text:p>
            <text:p text:style-name="P26">9</text:p>
            <text:p text:style-name="P26">10</text:p>
          </table:table-cell>
          <table:table-cell table:style-name="Table13.A2" office:value-type="string">
            <text:p text:style-name="P22">1</text:p>
            <text:p text:style-name="P23">2-DEV-<text:span text:style-name="T15">E</text:span>-<text:span text:style-name="T15">7-A</text:span></text:p>
            <text:p text:style-name="P22">3</text:p>
            <text:p text:style-name="P22">4</text:p>
            <text:p text:style-name="P22">5</text:p>
            <text:p text:style-name="P26">6</text:p>
            <text:p text:style-name="P26">7</text:p>
            <text:p text:style-name="P27">8-<text:span text:style-name="T1">DEV-F-7-A</text:span></text:p>
            <text:p text:style-name="P26">9</text:p>
            <text:p text:style-name="P26">10</text:p>
          </table:table-cell>
          <table:table-cell table:style-name="Table13.A2" office:value-type="string">
            <text:p text:style-name="P23">1</text:p>
            <text:p text:style-name="P23">2-DEV-<text:span text:style-name="T15">G</text:span>-<text:span text:style-name="T15">7-A</text:span></text:p>
            <text:p text:style-name="P23">3</text:p>
            <text:p text:style-name="P23">4</text:p>
            <text:p text:style-name="P23">5</text:p>
            <text:p text:style-name="P27">6</text:p>
            <text:p text:style-name="P27">7</text:p>
            <text:p text:style-name="P27">8-<text:span text:style-name="T1">DEV-H-7-A</text:span></text:p>
            <text:p text:style-name="P27">9</text:p>
            <text:p text:style-name="P27">10</text:p>
          </table:table-cell>
          <table:table-cell table:style-name="Table13.A2" office:value-type="string">
            <text:p text:style-name="P23">1</text:p>
            <text:p text:style-name="P23">&lt;&lt;&lt;&lt;&lt;&lt;&lt; HEAD</text:p>
            <text:p text:style-name="P23">2-DevE-branch-featScenario7-A</text:p>
            <text:p text:style-name="P23">=======</text:p>
            <text:p text:style-name="P23">2-DevG-branch-featScenario7-B</text:p>
            <text:p text:style-name="P23">&gt;&gt;&gt;&gt;&gt;&gt;&gt; featScenario7-B</text:p>
            <text:p text:style-name="P23">3</text:p>
            <text:p text:style-name="P23">4</text:p>
            <text:p text:style-name="P23">5</text:p>
            <text:p text:style-name="P23">6</text:p>
            <text:p text:style-name="P23">7</text:p>
            <text:p text:style-name="P23">&lt;&lt;&lt;&lt;&lt;&lt;&lt; HEAD</text:p>
            <text:p text:style-name="P23">8-DevF-branch-FeatScenario7-A</text:p>
            <text:p text:style-name="P23">=======</text:p>
            <text:p text:style-name="P23">8-DevH-branch-featScenario7-B</text:p>
            <text:p text:style-name="P23">&gt;&gt;&gt;&gt;&gt;&gt;&gt; featScenario7-B</text:p>
            <text:p text:style-name="P23">9</text:p>
            <text:p text:style-name="P23">10</text:p>
          </table:table-cell>
          <table:table-cell table:style-name="Table13.F2" office:value-type="string">
            <text:p text:style-name="P31">1</text:p>
            <text:p text:style-name="P31">&lt;&lt;&lt;&lt;&lt;&lt;&lt; HEAD</text:p>
            <text:p text:style-name="P31">2-DevI-branch-master</text:p>
            <text:p text:style-name="P31">=======</text:p>
            <text:p text:style-name="P31">2-DevG-branch-featScenario7-B</text:p>
            <text:p text:style-name="P31">&gt;&gt;&gt;&gt;&gt;&gt;&gt; featScenario7-A</text:p>
            <text:p text:style-name="P31">3</text:p>
            <text:p text:style-name="P31">4</text:p>
            <text:p text:style-name="P31">5-DevJ-branch-master</text:p>
            <text:p text:style-name="P31">6</text:p>
            <text:p text:style-name="P31">7</text:p>
            <text:p text:style-name="P31">&lt;&lt;&lt;&lt;&lt;&lt;&lt; HEAD</text:p>
            <text:p text:style-name="P31">8-DevK-branch-master</text:p>
            <text:p text:style-name="P31">=======</text:p>
            <text:p text:style-name="P31">8-DevF-branch-FeatScenario7-A</text:p>
            <text:p text:style-name="P31">&gt;&gt;&gt;&gt;&gt;&gt;&gt; featScenario7-A</text:p>
            <text:p text:style-name="P31">9</text:p>
            <text:p text:style-name="P31">10</text:p>
          </table:table-cell>
        </table:table-row>
      </table:table>
      <text:p text:style-name="P5"/>
      <text:p text:style-name="P13">Network </text:p>
      <table:table table:name="Table14" table:style-name="Table14">
        <table:table-column table:style-name="Table14.A"/>
        <table:table-column table:style-name="Table14.B"/>
        <table:table-column table:style-name="Table14.C"/>
        <table:table-row>
          <table:table-cell table:style-name="Table14.A1" office:value-type="string">
            <text:p text:style-name="P45">Contribute to the conflict </text:p>
          </table:table-cell>
          <table:table-cell table:style-name="Table14.A1" office:value-type="string">
            <text:p text:style-name="P45">Contribute to Chunk</text:p>
          </table:table-cell>
          <table:table-cell table:style-name="Table14.C1" office:value-type="string">
            <text:p text:style-name="P40">Generated <text:span text:style-name="T11">(by Cotonet)</text:span></text:p>
          </table:table-cell>
        </table:table-row>
        <table:table-row>
          <table:table-cell table:style-name="Table14.A2" office:value-type="string">
            <text:p text:style-name="P49">Net1: </text:p>
            <text:p text:style-name="P49"><text:span text:style-name="T14">Chunk&lt;3-</text:span>6<text:span text:style-name="T14">&gt; (devE, dev</text:span>G<text:span text:style-name="T14">); </text:span></text:p>
            <text:p text:style-name="P41"><text:span text:style-name="T14">Chunk &lt;13-16&gt; </text:span>(dev<text:span text:style-name="T16">F</text:span>, dev<text:span text:style-name="T16">H</text:span>); </text:p>
            <text:p text:style-name="P49">Net2: </text:p>
            <text:p text:style-name="P49"><text:span text:style-name="T14">Chunk&lt;3-</text:span>6<text:span text:style-name="T14">&gt; (dev</text:span>I<text:span text:style-name="T14">, dev</text:span>G<text:span text:style-name="T14">); </text:span></text:p>
            <text:p text:style-name="P41"><text:span text:style-name="T14">Chunk &lt;13-16&gt; </text:span>(dev<text:span text:style-name="T16">K</text:span>, dev<text:span text:style-name="T16">F</text:span>); </text:p>
          </table:table-cell>
          <table:table-cell table:style-name="Table14.A2" office:value-type="string">
            <text:p text:style-name="P49">Net1: </text:p>
            <text:p text:style-name="P49"><text:span text:style-name="T14">Chunk&lt;3-</text:span>6<text:span text:style-name="T14">&gt; (devE, dev</text:span>G<text:span text:style-name="T14">); </text:span></text:p>
            <text:p text:style-name="P41"><text:span text:style-name="T14">Chunk &lt;13-16&gt; </text:span>(dev<text:span text:style-name="T16">F</text:span>, dev<text:span text:style-name="T16">H</text:span>); </text:p>
            <text:p text:style-name="P49">Net2: </text:p>
            <text:p text:style-name="P49"><text:span text:style-name="T14">Chunk&lt;3-</text:span>6<text:span text:style-name="T14">&gt; (dev</text:span>I<text:span text:style-name="T14">, dev</text:span>G<text:span text:style-name="T14">); </text:span></text:p>
            <text:p text:style-name="P41"><text:span text:style-name="T14">Chunk &lt;13-16&gt; </text:span>(dev<text:span text:style-name="T16">K</text:span>, dev<text:span text:style-name="T16">F</text:span>); </text:p>
          </table:table-cell>
          <table:table-cell table:style-name="Table14.C2" office:value-type="string">
            <text:p text:style-name="P49">Net1: </text:p>
            <text:p text:style-name="P49"><text:span text:style-name="T14">Chunk&lt;3-</text:span>6<text:span text:style-name="T14">&gt; (devE, dev</text:span>G<text:span text:style-name="T14">); </text:span></text:p>
            <text:p text:style-name="P41"><text:span text:style-name="T14">Chunk &lt;13-16&gt; </text:span>(dev<text:span text:style-name="T16">F</text:span>, dev<text:span text:style-name="T16">H</text:span>); </text:p>
            <text:p text:style-name="P49">Net2: </text:p>
            <text:p text:style-name="P49"><text:span text:style-name="T14">Chunk&lt;3-</text:span>6<text:span text:style-name="T14">&gt; (dev</text:span>I<text:span text:style-name="T14">, dev</text:span>G<text:span text:style-name="T14">); </text:span></text:p>
            <text:p text:style-name="P41"><text:span text:style-name="T14">Chunk &lt;13-16&gt; </text:span>(dev<text:span text:style-name="T16">K</text:span>, dev<text:span text:style-name="T16">F</text:span>); </text:p>
          </table:table-cell>
        </table:table-row>
      </table:table>
      <text:p text:style-name="P10"/>
      <text:p text:style-name="P15">OBS: DevD created base file.</text:p>
      <text:p text:style-name="P8"/>
      <text:p text:style-name="P8">Scenario <text:span text:style-name="T17">8</text:span></text:p>
      <text:p text:style-name="P11"/>
      <table:table table:name="Table15" table:style-name="Table15">
        <table:table-column table:style-name="Table15.A"/>
        <table:table-column table:style-name="Table15.B" table:number-columns-repeated="3"/>
        <table:table-row>
          <table:table-cell table:style-name="Table15.A1" office:value-type="string">
            <text:p text:style-name="P35"><text:span text:style-name="T12">Base</text:span> file</text:p>
          </table:table-cell>
          <table:table-cell table:style-name="Table15.A1" office:value-type="string">
            <text:p text:style-name="P35">Branch Master</text:p>
          </table:table-cell>
          <table:table-cell table:style-name="Table15.A1" office:value-type="string">
            <text:p text:style-name="P35">Branch <text:span text:style-name="T17">S8</text:span></text:p>
          </table:table-cell>
          <table:table-cell table:style-name="Table15.D1" office:value-type="string">
            <text:p text:style-name="P35">Result conflicts</text:p>
          </table:table-cell>
        </table:table-row>
        <table:table-row>
          <table:table-cell table:style-name="Table15.A2" office:value-type="string">
            <text:p text:style-name="P24">1</text:p>
            <text:p text:style-name="P24">2</text:p>
            <text:p text:style-name="P24">3</text:p>
            <text:p text:style-name="P24">4</text:p>
            <text:p text:style-name="P24">5</text:p>
          </table:table-cell>
          <table:table-cell table:style-name="Table15.A2" office:value-type="string">
            <text:p text:style-name="P24">1</text:p>
            <text:p text:style-name="P24">2-<text:span text:style-name="T18">DEVS-Master</text:span></text:p>
            <text:p text:style-name="P24">3</text:p>
            <text:p text:style-name="P24">4</text:p>
            <text:p text:style-name="P24">5</text:p>
          </table:table-cell>
          <table:table-cell table:style-name="Table15.A2" office:value-type="string">
            <text:p text:style-name="P24">1</text:p>
            <text:p text:style-name="P24">2-<text:span text:style-name="T18">DEVT-Branch-S8</text:span></text:p>
            <text:p text:style-name="P24">3-<text:span text:style-name="T18">DEVT-Branch-S8</text:span></text:p>
            <text:p text:style-name="P24">4</text:p>
            <text:p text:style-name="P24">5</text:p>
          </table:table-cell>
          <table:table-cell table:style-name="Table15.D2" office:value-type="string">
            <text:p text:style-name="P30">1</text:p>
            <text:p text:style-name="P30">&lt;&lt;&lt;&lt;&lt;&lt;&lt; HEAD</text:p>
            <text:p text:style-name="P30">2-DEV<text:span text:style-name="T17">S</text:span>-<text:span text:style-name="T17">Master</text:span></text:p>
            <text:p text:style-name="P30">3</text:p>
            <text:p text:style-name="P30">=======</text:p>
            <text:p text:style-name="P30">2-DEV<text:span text:style-name="T17">T</text:span>-B<text:span text:style-name="T17">ranch</text:span>-<text:span text:style-name="T17">S8</text:span></text:p>
            <text:p text:style-name="P30"><text:span text:style-name="T17">3</text:span>-DEV<text:span text:style-name="T17">T</text:span>-B<text:span text:style-name="T17">ranch</text:span>-<text:span text:style-name="T17">S8</text:span></text:p>
            <text:p text:style-name="P30">&gt;&gt;&gt;&gt;&gt;&gt;&gt; <text:span text:style-name="T17">4bda668</text:span></text:p>
            <text:p text:style-name="P30">4</text:p>
            <text:p text:style-name="P30">5</text:p>
          </table:table-cell>
        </table:table-row>
      </table:table>
      <text:p text:style-name="P11"/>
      <text:p text:style-name="P14">Network <text:span text:style-name="T12">(Chunk 3-8)</text:span></text:p>
      <table:table table:name="Table16" table:style-name="Table16">
        <table:table-column table:style-name="Table16.A"/>
        <table:table-column table:style-name="Table16.B"/>
        <table:table-column table:style-name="Table16.C"/>
        <table:table-row>
          <table:table-cell table:style-name="Table16.A1" office:value-type="string">
            <text:p text:style-name="P46">Contribute to the conflict </text:p>
          </table:table-cell>
          <table:table-cell table:style-name="Table16.A1" office:value-type="string">
            <text:p text:style-name="P46">Contribute to Chunk</text:p>
          </table:table-cell>
          <table:table-cell table:style-name="Table16.C1" office:value-type="string">
            <text:p text:style-name="P42">Generated <text:span text:style-name="T11">(by Cotonet)</text:span></text:p>
          </table:table-cell>
        </table:table-row>
        <table:table-row>
          <table:table-cell table:style-name="Table16.A2" office:value-type="string">
            <text:p text:style-name="P42">(dev<text:span text:style-name="T17">T</text:span>, dev<text:span text:style-name="T17">S</text:span>)</text:p>
          </table:table-cell>
          <table:table-cell table:style-name="Table16.A2" office:value-type="string">
            <text:p text:style-name="P42">(dev<text:span text:style-name="T17">T</text:span>, dev<text:span text:style-name="T17">S</text:span>); <text:span text:style-name="T20">(devT, devR); (devS, devR);</text:span></text:p>
          </table:table-cell>
          <table:table-cell table:style-name="Table16.C2" office:value-type="string">
            <text:p text:style-name="P42">(dev<text:span text:style-name="T17">T</text:span>, dev<text:span text:style-name="T17">S</text:span>)</text:p>
          </table:table-cell>
        </table:table-row>
      </table:table>
      <text:p text:style-name="P11"/>
      <text:p text:style-name="P17">OBS: Dev<text:span text:style-name="T17">R</text:span> created the “<text:span text:style-name="T12">Base</text:span> file”</text:p>
      <text:p text:style-name="P17"/>
      <text:p text:style-name="P19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4T17:53:56.609955654</meta:creation-date>
    <dc:date>2016-11-08T16:19:06.336322220</dc:date>
    <meta:editing-duration>PT7H37M6S</meta:editing-duration>
    <meta:editing-cycles>14</meta:editing-cycles>
    <meta:generator>LibreOffice/5.1.4.2$Linux_X86_64 LibreOffice_project/10m0$Build-2</meta:generator>
    <meta:document-statistic meta:table-count="16" meta:image-count="0" meta:object-count="0" meta:page-count="4" meta:paragraph-count="436" meta:word-count="736" meta:character-count="4995" meta:non-whitespace-character-count="4658"/>
  </office:meta>
</office:document-meta>
</file>